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Light" svg:font-family="'Ubuntu Light'"/>
    <style:font-face style:name="Ubuntu Medium" svg:font-family="'Ubuntu Medium'"/>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GB" officeooo:paragraph-rsid="0007f7a1"/>
    </style:style>
    <style:style style:name="P2" style:family="paragraph" style:parent-style-name="Text_20_body">
      <style:text-properties fo:language="en" fo:country="GB" officeooo:rsid="0007f7a1" officeooo:paragraph-rsid="0007f7a1"/>
    </style:style>
    <style:style style:name="P3" style:family="paragraph" style:parent-style-name="Text_20_body">
      <style:text-properties fo:language="en" fo:country="GB" fo:font-weight="bold" officeooo:rsid="0007f7a1" officeooo:paragraph-rsid="0007f7a1" style:font-weight-asian="bold" style:font-weight-complex="bold"/>
    </style:style>
    <style:style style:name="P4" style:family="paragraph" style:parent-style-name="Text_20_body">
      <style:paragraph-properties fo:text-align="justify" style:justify-single-word="false"/>
      <style:text-properties fo:language="en" fo:country="GB" officeooo:rsid="00082987" officeooo:paragraph-rsid="00082987"/>
    </style:style>
    <style:style style:name="T1" style:family="text">
      <style:text-properties officeooo:rsid="0007f7a1"/>
    </style:style>
    <style:style style:name="T2" style:family="text">
      <style:text-properties fo:font-weight="bold" style:font-weight-asian="bold" style:font-weight-complex="bold"/>
    </style:style>
    <style:style style:name="T3" style:family="text">
      <style:text-properties fo:font-weight="bold" officeooo:rsid="0007f7a1" style:font-weight-asian="bold" style:font-weight-complex="bold"/>
    </style:style>
    <style:style style:name="T4" style:family="text">
      <style:text-properties officeooo:rsid="000c59c9"/>
    </style:style>
    <style:style style:name="T5" style:family="text">
      <style:text-properties officeooo:rsid="000e21d8"/>
    </style:style>
    <style:style style:name="T6" style:family="text">
      <style:text-properties officeooo:rsid="00100712"/>
    </style:style>
    <style:style style:name="T7" style:family="text">
      <style:text-properties style:text-underline-style="solid" style:text-underline-type="double" style:text-underline-width="auto" style:text-underline-color="font-color" officeooo:rsid="00100712"/>
    </style:style>
    <style:style style:name="T8" style:family="text">
      <style:text-properties style:text-underline-style="none" officeooo:rsid="001007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Title</text:span><text:span text:style-name="T1">: Agent-Based Modelling as theory-building exercises: the case study of roman trade</text:span></text:p>
      <text:p text:style-name="P2"><text:span text:style-name="T2">Authors</text:span>: Simon Carrignon, Xavier Rubio-Campillo, Jean-Marc Montanier</text:p>
      <text:p text:style-name="P2"><text:span text:style-name="T2">Language</text:span>: English</text:p>
      <text:p text:style-name="P2"><text:span text:style-name="T2">Number of words:</text:span> 4000-5000 (8-10 pages)</text:p>
      <text:p text:style-name="P2"/>
      <text:p text:style-name="P3">Abstract</text:p>
      <text:p text:style-name="P4">Historical sciences have now a rich trajectory of applying computer simulation to answer research questions. They provide the needed methodological tools to evaluate complex scenarios where non-linear trajectories unfold over long-term time spans <text:span text:style-name="T6">and where the contingency of events is central</text:span>.</text:p>
      <text:p text:style-name="P4">These computer models have been <text:span text:style-name="T4">often </text:span>classified in three <text:span text:style-name="T4">types </text:span>based on their goal: a) hypothesis-testing, b) tactical simulations and c) theory-building. Most models follow the first option, which allows the research to evaluate the plausibility of working hypotheses against empirical evidence. The second option is focused on testing methodological challenges of the different discipline.</text:p>
      <text:p text:style-name="P4">We focus here in the third type, which explores abstract scenarios with the aim of generating new ideas and knowledge <text:span text:style-name="T4">using </text:span>a stylized model of the studied system. While it is true that any hypothesis needs to be finally tested against evidence, the <text:span text:style-name="T4">heuristics </text:span>utility of these theory-building in other scenarios clearly shows the potential of this approach for any scientific discipline. </text:p>
      <text:p text:style-name="P4">This work examines the epistemological and methodological challenges posed by this <text:span text:style-name="T5">t</text:span>ype of model <text:span text:style-name="T5">and why we think they can be fruitfully uses to study History</text:span>. Its utility is <text:span text:style-name="T6">then </text:span>exemplified by presenting two different Agent-Based Model exploring the co-evolution of trade and culture within the Roman Empire. <text:span text:style-name="T6">The first one explore the dynamics of a simple good exchange economy under different cultural network constraint, the second focus on the impact of the learning </text:span><text:span text:style-name="T8">habilities</text:span><text:span text:style-name="T6"> on the evolution of a Producer/Consumer system.</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Light" svg:font-family="'Ubuntu Light'"/>
    <style:font-face style:name="Ubuntu Medium" svg:font-family="'Ubuntu Medium'"/>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Light"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Light"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Medium" fo:font-family="'Ubuntu Medium'"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Ubuntu Light" fo:font-family="'Ubuntu Ligh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Ubuntu Light" fo:font-family="'Ubuntu Light'"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Light" fo:font-family="'Ubuntu Light'"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Rubio Campillo</meta:initial-creator>
    <meta:creation-date>2016-03-02T15:15:30.041393876</meta:creation-date>
    <dc:date>2016-03-05T13:42:44.426786578</dc:date>
    <dc:creator>Simon Carrignon</dc:creator>
    <meta:editing-duration>PT20H40M59S</meta:editing-duration>
    <meta:editing-cycles>7</meta:editing-cycles>
    <meta:generator>LibreOffice/5.0.4.2$Linux_X86_64 LibreOffice_project/00m0$Build-2</meta:generator>
    <meta:document-statistic meta:table-count="0" meta:image-count="0" meta:object-count="0" meta:page-count="1" meta:paragraph-count="9" meta:word-count="268" meta:character-count="1825" meta:non-whitespace-character-count="1565"/>
  </office:meta>
</office:document-meta>
</file>